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row table:style-name="ro1">
          <table:table-cell office:value-type="string" calcext:value-type="string">
            <text:p>bonus he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Illumination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rit chance</text:p>
          </table:table-cell>
          <table:table-cell office:value-type="float" office:value="0.15" calcext:value-type="float">
            <text:p>0.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p5</text:p>
          </table:table-cell>
          <table:table-cell office:value-type="float" office:value="50" calcext:value-type="float">
            <text:p>5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aste</text:p>
          </table:table-cell>
          <table:table-cell office:value-type="float" office:value="0.03" calcext:value-type="float">
            <text:p>0.0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na</text:p>
          </table:table-cell>
          <table:table-cell office:value-type="float" office:value="10000" calcext:value-type="float">
            <text:p>10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oly Light</text:p>
          </table:table-cell>
          <table:table-cell table:number-columns-repeated="9"/>
          <table:table-cell office:value-type="string" calcext:value-type="string">
            <text:p>Flash of Light</text:p>
          </table:table-cell>
          <table:table-cell table:number-columns-repeated="9"/>
          <table:table-cell office:value-type="string" calcext:value-type="string">
            <text:p>Holy Sho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cast time</text:p>
          </table:table-cell>
          <table:table-cell office:value-type="string" calcext:value-type="string">
            <text:p>mana cost</text:p>
          </table:table-cell>
          <table:table-cell office:value-type="string" calcext:value-type="string">
            <text:p>spellpower ceofficient</text:p>
          </table:table-cell>
          <table:table-cell office:value-type="string" calcext:value-type="string">
            <text:p>hp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effective mana</text:p>
          </table:table-cell>
          <table:table-cell office:value-type="string" calcext:value-type="string">
            <text:p>total heal output</text:p>
          </table:table-cell>
          <table:table-cell office:value-type="string" calcext:value-type="string">
            <text:p>time until oo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cast time</text:p>
          </table:table-cell>
          <table:table-cell office:value-type="string" calcext:value-type="string">
            <text:p>mana cost</text:p>
          </table:table-cell>
          <table:table-cell office:value-type="string" calcext:value-type="string">
            <text:p>spellpower ceofficient</text:p>
          </table:table-cell>
          <table:table-cell office:value-type="string" calcext:value-type="string">
            <text:p>hp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effective mana</text:p>
          </table:table-cell>
          <table:table-cell office:value-type="string" calcext:value-type="string">
            <text:p>total heal output</text:p>
          </table:table-cell>
          <table:table-cell office:value-type="string" calcext:value-type="string">
            <text:p>time until oo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cast time</text:p>
          </table:table-cell>
          <table:table-cell office:value-type="string" calcext:value-type="string">
            <text:p>mana cost</text:p>
          </table:table-cell>
          <table:table-cell office:value-type="string" calcext:value-type="string">
            <text:p>spell power coefficient</text:p>
          </table:table-cell>
          <table:table-cell office:value-type="string" calcext:value-type="string">
            <text:p>hp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effective mana</text:p>
          </table:table-cell>
          <table:table-cell office:value-type="string" calcext:value-type="string">
            <text:p>total heal output</text:p>
          </table:table-cell>
          <table:table-cell office:value-type="string" calcext:value-type="string">
            <text:p>time until 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39+48)/2" office:value-type="float" office:value="43.5" calcext:value-type="float">
            <text:p>43.5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table:formula="of:=[.C8]/3.5" office:value-type="float" office:value="0.714285714285714" calcext:value-type="float">
            <text:p>0.714285714285714</text:p>
          </table:table-cell>
          <table:table-cell table:formula="of:=([.B8]+[.E8]*[.$B$1])*(1-[.$B$2]+[.$B$2]*1.5)/([.C8]*(1-[.$B$4]))" office:value-type="float" office:value="50.9477172312224" calcext:value-type="float">
            <text:p>50.9477172312224</text:p>
          </table:table-cell>
          <table:table-cell table:formula="of:=([.B8]+[.E8]*[.$B$1])*(1-[.$B$2]+[.$B$2]*1.5)/([.D8]*(1-[.$B$2]+[.$B$2]*0.4*[.$F$1]*0.2+[.$B$2]*(1-[.$F$1]*0.2)*1))" office:value-type="float" office:value="3.87906481273828" calcext:value-type="float">
            <text:p>3.87906481273828</text:p>
          </table:table-cell>
          <table:table-cell table:formula="of:=[.$B$5]/(1-[.C8]*(1-[.$B$4])/[.D8]*[.$B$3]/5)" office:value-type="float" office:value="32558.1395348837" calcext:value-type="float">
            <text:p>32558.1395348837</text:p>
          </table:table-cell>
          <table:table-cell table:formula="of:=[.G8]*[.H8]" office:value-type="float" office:value="126295.133437991" calcext:value-type="float">
            <text:p>126295.133437991</text:p>
          </table:table-cell>
          <table:table-cell table:formula="of:=[.H8]/[.D8]*[.C8]*(1-[.$B$4])/60" office:value-type="float" office:value="37.5968992248062" calcext:value-type="float">
            <text:p>37.5968992248062</text:p>
          </table:table-cell>
          <table:table-cell office:value-type="float" office:value="1" calcext:value-type="float">
            <text:p>1</text:p>
          </table:table-cell>
          <table:table-cell table:formula="of:=(62+73)/2" office:value-type="float" office:value="67.5" calcext:value-type="float">
            <text:p>67.5</text:p>
          </table:table-cell>
          <table:table-cell office:value-type="float" office:value="1.5" calcext:value-type="float">
            <text:p>1.5</text:p>
          </table:table-cell>
          <table:table-cell office:value-type="float" office:value="35" calcext:value-type="float">
            <text:p>35</text:p>
          </table:table-cell>
          <table:table-cell table:formula="of:=[.M8]/3.5" office:value-type="float" office:value="0.428571428571429" calcext:value-type="float">
            <text:p>0.428571428571429</text:p>
          </table:table-cell>
          <table:table-cell table:formula="of:=([.L8]+[.O8]*[.$B$1])*(1-[.$B$2]+[.$B$2]*1.5)/([.M8]*(1-[.$B$4]))" office:value-type="float" office:value="81.5353460972018" calcext:value-type="float">
            <text:p>81.5353460972018</text:p>
          </table:table-cell>
          <table:table-cell table:formula="of:=([.L8]+[.O8]*[.$B$1])*(1-[.$B$2]+[.$B$2]*1.5)/([.N8]*(1-[.$B$2]+[.$B$2]*0.4*[.$F$1]*0.2+[.$B$2]*(1-[.$F$1]*0.2)*1))" office:value-type="float" office:value="3.72477012783135" calcext:value-type="float">
            <text:p>3.72477012783135</text:p>
          </table:table-cell>
          <table:table-cell table:formula="of:=[.$B$5]/(1-[.M8]*(1-[.$B$4])/[.N8]*[.$B$3]/5)" office:value-type="float" office:value="17114.9144254279" calcext:value-type="float">
            <text:p>17114.9144254279</text:p>
          </table:table-cell>
          <table:table-cell table:formula="of:=[.Q8]*[.R8]" office:value-type="float" office:value="63749.1219922236" calcext:value-type="float">
            <text:p>63749.1219922236</text:p>
          </table:table-cell>
          <table:table-cell table:formula="of:=[.R8]/[.N8]*[.M8]*(1-[.$B$4])/60" office:value-type="float" office:value="11.8581907090465" calcext:value-type="float">
            <text:p>11.8581907090465</text:p>
          </table:table-cell>
          <table:table-cell office:value-type="float" office:value="1" calcext:value-type="float">
            <text:p>1</text:p>
          </table:table-cell>
          <table:table-cell table:formula="of:=(351+380)/2" office:value-type="float" office:value="365.5" calcext:value-type="float">
            <text:p>365.5</text:p>
          </table:table-cell>
          <table:table-cell office:value-type="float" office:value="1.5" calcext:value-type="float">
            <text:p>1.5</text:p>
          </table:table-cell>
          <table:table-cell office:value-type="float" office:value="335" calcext:value-type="float">
            <text:p>335</text:p>
          </table:table-cell>
          <table:table-cell table:formula="of:=[.W8]/3.5" office:value-type="float" office:value="0.428571428571429" calcext:value-type="float">
            <text:p>0.428571428571429</text:p>
          </table:table-cell>
          <table:table-cell table:formula="of:=([.V8]+[.Y8]*[.$B$1])*(1-[.$B$2]+[.$B$2]*1.5)/([.W8]*(1-[.$B$4]))" office:value-type="float" office:value="301.707167403044" calcext:value-type="float">
            <text:p>301.707167403044</text:p>
          </table:table-cell>
          <table:table-cell table:formula="of:=([.V8]+[.Y8]*[.$B$1])*(1-[.$B$2]+[.$B$2]*1.5)/([.X8]*(1-[.$B$2]+[.$B$2]*0.4*[.$F$1]*0.2+[.$B$2]*(1-[.$F$1]*0.2)*1))" office:value-type="float" office:value="1.43999976569273" calcext:value-type="float">
            <text:p>1.43999976569273</text:p>
          </table:table-cell>
          <table:table-cell table:formula="of:=[.$B$5]/(1-[.W8]*(1-[.$B$4])/[.X8]*[.$B$3]/5)" office:value-type="float" office:value="10454.0489936027" calcext:value-type="float">
            <text:p>10454.0489936027</text:p>
          </table:table-cell>
          <table:table-cell table:formula="of:=[.AA8]*([.$B$5]+[.$B$3]*[.$B$5]/[.X8]*[.W8]*(1-[.$B$4])/5)" office:value-type="float" office:value="15025.4303909819" calcext:value-type="float">
            <text:p>15025.4303909819</text:p>
          </table:table-cell>
          <table:table-cell table:formula="of:=[.AB8]/[.X8]*[.W8]*(1-[.$B$4])/60" office:value-type="float" office:value="0.756748322671243" calcext:value-type="float">
            <text:p>0.756748322671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76+91)/2" office:value-type="float" office:value="83.5" calcext:value-type="float">
            <text:p>83.5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table:formula="of:=[.E8]" office:value-type="float" office:value="0.714285714285714" calcext:value-type="float">
            <text:p>0.714285714285714</text:p>
          </table:table-cell>
          <table:table-cell table:formula="of:=([.B9]+[.E9]*[.$B$1])*(1-[.$B$2]+[.$B$2]*1.5)/([.C9]*(1-[.$B$4]))" office:value-type="float" office:value="68.679675994109" calcext:value-type="float">
            <text:p>68.679675994109</text:p>
          </table:table-cell>
          <table:table-cell table:formula="of:=([.B9]+[.E9]*[.$B$1])*(1-[.$B$2]+[.$B$2]*1.5)/([.D9]*(1-[.$B$2]+[.$B$2]*0.4*[.$F$1]*0.2+[.$B$2]*(1-[.$F$1]*0.2)*1))" office:value-type="float" office:value="3.05033359497645" calcext:value-type="float">
            <text:p>3.05033359497645</text:p>
          </table:table-cell>
          <table:table-cell table:formula="of:=[.$B$5]/(1-[.C9]*(1-[.$B$4])/[.D9]*[.$B$3]/5)" office:value-type="float" office:value="16783.2167832168" calcext:value-type="float">
            <text:p>16783.2167832168</text:p>
          </table:table-cell>
          <table:table-cell table:formula="of:=[.G9]*[.H9]" office:value-type="float" office:value="51194.4099856188" calcext:value-type="float">
            <text:p>51194.4099856188</text:p>
          </table:table-cell>
          <table:table-cell table:formula="of:=[.H9]/[.D9]*[.C9]*(1-[.$B$4])/60" office:value-type="float" office:value="11.3053613053613" calcext:value-type="float">
            <text:p>11.3053613053613</text:p>
          </table:table-cell>
          <table:table-cell table:formula="of:=[.K8]+1" office:value-type="float" office:value="2" calcext:value-type="float">
            <text:p>2</text:p>
          </table:table-cell>
          <table:table-cell table:formula="of:=(96+111)/2" office:value-type="float" office:value="103.5" calcext:value-type="float">
            <text:p>103.5</text:p>
          </table:table-cell>
          <table:table-cell table:formula="of:=[.M8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O8]" office:value-type="float" office:value="0.428571428571429" calcext:value-type="float">
            <text:p>0.428571428571429</text:p>
          </table:table-cell>
          <table:table-cell table:formula="of:=([.L9]+[.O9]*[.$B$1])*(1-[.$B$2]+[.$B$2]*1.5)/([.M9]*(1-[.$B$4]))" office:value-type="float" office:value="108.133284241532" calcext:value-type="float">
            <text:p>108.133284241532</text:p>
          </table:table-cell>
          <table:table-cell table:formula="of:=([.L9]+[.O9]*[.$B$1])*(1-[.$B$2]+[.$B$2]*1.5)/([.N9]*(1-[.$B$2]+[.$B$2]*0.4*[.$F$1]*0.2+[.$B$2]*(1-[.$F$1]*0.2)*1))" office:value-type="float" office:value="3.4578885400314" calcext:value-type="float">
            <text:p>3.4578885400314</text:p>
          </table:table-cell>
          <table:table-cell table:formula="of:=[.$B$5]/(1-[.M9]*(1-[.$B$4])/[.N9]*[.$B$3]/5)" office:value-type="float" office:value="14104.3723554302" calcext:value-type="float">
            <text:p>14104.3723554302</text:p>
          </table:table-cell>
          <table:table-cell table:formula="of:=[.Q9]*[.R9]" office:value-type="float" office:value="48771.3475321777" calcext:value-type="float">
            <text:p>48771.3475321777</text:p>
          </table:table-cell>
          <table:table-cell table:formula="of:=[.R9]/[.N9]*[.M9]*(1-[.$B$4])/60" office:value-type="float" office:value="6.84062059238364" calcext:value-type="float">
            <text:p>6.84062059238364</text:p>
          </table:table-cell>
          <table:table-cell table:formula="of:=[.U8]+1" office:value-type="float" office:value="2" calcext:value-type="float">
            <text:p>2</text:p>
          </table:table-cell>
          <table:table-cell table:formula="of:=(480+519)/2" office:value-type="float" office:value="499.5" calcext:value-type="float">
            <text:p>499.5</text:p>
          </table:table-cell>
          <table:table-cell office:value-type="float" office:value="1.5" calcext:value-type="float">
            <text:p>1.5</text:p>
          </table:table-cell>
          <table:table-cell office:value-type="float" office:value="410" calcext:value-type="float">
            <text:p>410</text:p>
          </table:table-cell>
          <table:table-cell table:formula="of:=[.Y8]" office:value-type="float" office:value="0.428571428571429" calcext:value-type="float">
            <text:p>0.428571428571429</text:p>
          </table:table-cell>
          <table:table-cell table:formula="of:=([.V9]+[.Y9]*[.$B$1])*(1-[.$B$2]+[.$B$2]*1.5)/([.W9]*(1-[.$B$4]))" office:value-type="float" office:value="400.710603829161" calcext:value-type="float">
            <text:p>400.710603829161</text:p>
          </table:table-cell>
          <table:table-cell table:formula="of:=([.V9]+[.Y9]*[.$B$1])*(1-[.$B$2]+[.$B$2]*1.5)/([.X9]*(1-[.$B$2]+[.$B$2]*0.4*[.$F$1]*0.2+[.$B$2]*(1-[.$F$1]*0.2)*1))" office:value-type="float" office:value="1.56267469464334" calcext:value-type="float">
            <text:p>1.56267469464334</text:p>
          </table:table-cell>
          <table:table-cell table:formula="of:=[.$B$5]/(1-[.W9]*(1-[.$B$4])/[.X9]*[.$B$3]/5)" office:value-type="float" office:value="10367.9352636237" calcext:value-type="float">
            <text:p>10367.9352636237</text:p>
          </table:table-cell>
          <table:table-cell table:formula="of:=[.AA9]*([.$B$5]+[.$B$3]*[.$B$5]/[.X9]*[.W9]*(1-[.$B$4])/5)" office:value-type="float" office:value="16181.305892947" calcext:value-type="float">
            <text:p>16181.305892947</text:p>
          </table:table-cell>
          <table:table-cell table:formula="of:=[.AB9]/[.X9]*[.W9]*(1-[.$B$4])/60" office:value-type="float" office:value="0.613225439372866" calcext:value-type="float">
            <text:p>0.613225439372866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(159+188)/2" office:value-type="float" office:value="173.5" calcext:value-type="float">
            <text:p>173.5</text:p>
          </table:table-cell>
          <table:table-cell table:formula="of:=[.C9]" office:value-type="float" office:value="2.5" calcext:value-type="float">
            <text:p>2.5</text:p>
          </table:table-cell>
          <table:table-cell office:value-type="float" office:value="110" calcext:value-type="float">
            <text:p>110</text:p>
          </table:table-cell>
          <table:table-cell table:formula="of:=[.E9]" office:value-type="float" office:value="0.714285714285714" calcext:value-type="float">
            <text:p>0.714285714285714</text:p>
          </table:table-cell>
          <table:table-cell table:formula="of:=([.B10]+[.E10]*[.$B$1])*(1-[.$B$2]+[.$B$2]*1.5)/([.C10]*(1-[.$B$4]))" office:value-type="float" office:value="108.576583210604" calcext:value-type="float">
            <text:p>108.576583210604</text:p>
          </table:table-cell>
          <table:table-cell table:formula="of:=([.B10]+[.E10]*[.$B$1])*(1-[.$B$2]+[.$B$2]*1.5)/([.D10]*(1-[.$B$2]+[.$B$2]*0.4*[.$F$1]*0.2+[.$B$2]*(1-[.$F$1]*0.2)*1))" office:value-type="float" office:value="2.63035179106608" calcext:value-type="float">
            <text:p>2.63035179106608</text:p>
          </table:table-cell>
          <table:table-cell table:formula="of:=[.$B$5]/(1-[.C10]*(1-[.$B$4])/[.D10]*[.$B$3]/5)" office:value-type="float" office:value="12827.9883381924" calcext:value-type="float">
            <text:p>12827.9883381924</text:p>
          </table:table-cell>
          <table:table-cell table:formula="of:=[.G10]*[.H10]" office:value-type="float" office:value="33742.1221011392" calcext:value-type="float">
            <text:p>33742.1221011392</text:p>
          </table:table-cell>
          <table:table-cell table:formula="of:=[.H10]/[.D10]*[.C10]*(1-[.$B$4])/60" office:value-type="float" office:value="4.71331389698737" calcext:value-type="float">
            <text:p>4.71331389698737</text:p>
          </table:table-cell>
          <table:table-cell table:formula="of:=[.K9]+1" office:value-type="float" office:value="3" calcext:value-type="float">
            <text:p>3</text:p>
          </table:table-cell>
          <table:table-cell table:formula="of:=(145+164)/2" office:value-type="float" office:value="154.5" calcext:value-type="float">
            <text:p>154.5</text:p>
          </table:table-cell>
          <table:table-cell table:formula="of:=[.M9]"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table:formula="of:=[.O9]" office:value-type="float" office:value="0.428571428571429" calcext:value-type="float">
            <text:p>0.428571428571429</text:p>
          </table:table-cell>
          <table:table-cell table:formula="of:=([.L10]+[.O10]*[.$B$1])*(1-[.$B$2]+[.$B$2]*1.5)/([.M10]*(1-[.$B$4]))" office:value-type="float" office:value="145.813696612666" calcext:value-type="float">
            <text:p>145.813696612666</text:p>
          </table:table-cell>
          <table:table-cell table:formula="of:=([.L10]+[.O10]*[.$B$1])*(1-[.$B$2]+[.$B$2]*1.5)/([.N10]*(1-[.$B$2]+[.$B$2]*0.4*[.$F$1]*0.2+[.$B$2]*(1-[.$F$1]*0.2)*1))" office:value-type="float" office:value="3.33059542498318" calcext:value-type="float">
            <text:p>3.33059542498318</text:p>
          </table:table-cell>
          <table:table-cell table:formula="of:=[.$B$5]/(1-[.M10]*(1-[.$B$4])/[.N10]*[.$B$3]/5)" office:value-type="float" office:value="12623.9855725879" calcext:value-type="float">
            <text:p>12623.9855725879</text:p>
          </table:table-cell>
          <table:table-cell table:formula="of:=[.Q10]*[.R10]" office:value-type="float" office:value="42045.388593115" calcext:value-type="float">
            <text:p>42045.388593115</text:p>
          </table:table-cell>
          <table:table-cell table:formula="of:=[.R10]/[.N10]*[.M10]*(1-[.$B$4])/60" office:value-type="float" office:value="4.37330928764653" calcext:value-type="float">
            <text:p>4.37330928764653</text:p>
          </table:table-cell>
          <table:table-cell table:formula="of:=[.U9]+1" office:value-type="float" office:value="3" calcext:value-type="float">
            <text:p>3</text:p>
          </table:table-cell>
          <table:table-cell table:formula="of:=(628+681)/2" office:value-type="float" office:value="654.5" calcext:value-type="float">
            <text:p>654.5</text:p>
          </table:table-cell>
          <table:table-cell table:formula="of:=[.W9]" office:value-type="float" office:value="1.5" calcext:value-type="float">
            <text:p>1.5</text:p>
          </table:table-cell>
          <table:table-cell office:value-type="float" office:value="485" calcext:value-type="float">
            <text:p>485</text:p>
          </table:table-cell>
          <table:table-cell table:formula="of:=[.Y9]" office:value-type="float" office:value="0.428571428571429" calcext:value-type="float">
            <text:p>0.428571428571429</text:p>
          </table:table-cell>
          <table:table-cell table:formula="of:=([.V10]+[.Y10]*[.$B$1])*(1-[.$B$2]+[.$B$2]*1.5)/([.W10]*(1-[.$B$4]))" office:value-type="float" office:value="515.229504172803" calcext:value-type="float">
            <text:p>515.229504172803</text:p>
          </table:table-cell>
          <table:table-cell table:formula="of:=([.V10]+[.Y10]*[.$B$1])*(1-[.$B$2]+[.$B$2]*1.5)/([.X10]*(1-[.$B$2]+[.$B$2]*0.4*[.$F$1]*0.2+[.$B$2]*(1-[.$F$1]*0.2)*1))" office:value-type="float" office:value="1.69855880496529" calcext:value-type="float">
            <text:p>1.69855880496529</text:p>
          </table:table-cell>
          <table:table-cell table:formula="of:=[.$B$5]/(1-[.W10]*(1-[.$B$4])/[.X10]*[.$B$3]/5)" office:value-type="float" office:value="10309.2783505155" calcext:value-type="float">
            <text:p>10309.2783505155</text:p>
          </table:table-cell>
          <table:table-cell table:formula="of:=[.AA10]*([.$B$5]+[.$B$3]*[.$B$5]/[.X10]*[.W10]*(1-[.$B$4])/5)" office:value-type="float" office:value="17495.1556911424" calcext:value-type="float">
            <text:p>17495.1556911424</text:p>
          </table:table-cell>
          <table:table-cell table:formula="of:=[.AB10]/[.X10]*[.W10]*(1-[.$B$4])/60" office:value-type="float" office:value="0.515463917525773" calcext:value-type="float">
            <text:p>0.515463917525773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(310+357)/2" office:value-type="float" office:value="333.5" calcext:value-type="float">
            <text:p>333.5</text:p>
          </table:table-cell>
          <table:table-cell table:formula="of:=[.C10]" office:value-type="float" office:value="2.5" calcext:value-type="float">
            <text:p>2.5</text:p>
          </table:table-cell>
          <table:table-cell office:value-type="float" office:value="190" calcext:value-type="float">
            <text:p>190</text:p>
          </table:table-cell>
          <table:table-cell table:formula="of:=[.E10]" office:value-type="float" office:value="0.714285714285714" calcext:value-type="float">
            <text:p>0.714285714285714</text:p>
          </table:table-cell>
          <table:table-cell table:formula="of:=([.B11]+[.E11]*[.$B$1])*(1-[.$B$2]+[.$B$2]*1.5)/([.C11]*(1-[.$B$4]))" office:value-type="float" office:value="179.50441826215" calcext:value-type="float">
            <text:p>179.50441826215</text:p>
          </table:table-cell>
          <table:table-cell table:formula="of:=([.B11]+[.E11]*[.$B$1])*(1-[.$B$2]+[.$B$2]*1.5)/([.D11]*(1-[.$B$2]+[.$B$2]*0.4*[.$F$1]*0.2+[.$B$2]*(1-[.$F$1]*0.2)*1))" office:value-type="float" office:value="2.51762992646451" calcext:value-type="float">
            <text:p>2.51762992646451</text:p>
          </table:table-cell>
          <table:table-cell table:formula="of:=[.$B$5]/(1-[.C11]*(1-[.$B$4])/[.D11]*[.$B$3]/5)" office:value-type="float" office:value="11463.0467571644" calcext:value-type="float">
            <text:p>11463.0467571644</text:p>
          </table:table-cell>
          <table:table-cell table:formula="of:=[.G11]*[.H11]" office:value-type="float" office:value="28859.7095642991" calcext:value-type="float">
            <text:p>28859.7095642991</text:p>
          </table:table-cell>
          <table:table-cell table:formula="of:=[.H11]/[.D11]*[.C11]*(1-[.$B$4])/60" office:value-type="float" office:value="2.43841126194067" calcext:value-type="float">
            <text:p>2.43841126194067</text:p>
          </table:table-cell>
          <table:table-cell table:formula="of:=[.K10]+1" office:value-type="float" office:value="4" calcext:value-type="float">
            <text:p>4</text:p>
          </table:table-cell>
          <table:table-cell table:formula="of:=(197+222)/2" office:value-type="float" office:value="209.5" calcext:value-type="float">
            <text:p>209.5</text:p>
          </table:table-cell>
          <table:table-cell table:formula="of:=[.M10]"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  <table:table-cell table:formula="of:=[.O10]" office:value-type="float" office:value="0.428571428571429" calcext:value-type="float">
            <text:p>0.428571428571429</text:p>
          </table:table-cell>
          <table:table-cell table:formula="of:=([.L11]+[.O11]*[.$B$1])*(1-[.$B$2]+[.$B$2]*1.5)/([.M11]*(1-[.$B$4]))" office:value-type="float" office:value="186.449435444281" calcext:value-type="float">
            <text:p>186.449435444281</text:p>
          </table:table-cell>
          <table:table-cell table:formula="of:=([.L11]+[.O11]*[.$B$1])*(1-[.$B$2]+[.$B$2]*1.5)/([.N11]*(1-[.$B$2]+[.$B$2]*0.4*[.$F$1]*0.2+[.$B$2]*(1-[.$F$1]*0.2)*1))" office:value-type="float" office:value="3.31238008023722" calcext:value-type="float">
            <text:p>3.31238008023722</text:p>
          </table:table-cell>
          <table:table-cell table:formula="of:=[.$B$5]/(1-[.M11]*(1-[.$B$4])/[.N11]*[.$B$3]/5)" office:value-type="float" office:value="11928.4294234592" calcext:value-type="float">
            <text:p>11928.4294234592</text:p>
          </table:table-cell>
          <table:table-cell table:formula="of:=[.Q11]*[.R11]" office:value-type="float" office:value="39511.492010782" calcext:value-type="float">
            <text:p>39511.492010782</text:p>
          </table:table-cell>
          <table:table-cell table:formula="of:=[.R11]/[.N11]*[.M11]*(1-[.$B$4])/60" office:value-type="float" office:value="3.21404903909874" calcext:value-type="float">
            <text:p>3.21404903909874</text:p>
          </table:table-cell>
          <table:table-cell table:formula="of:=[.U10]+1" office:value-type="float" office:value="4" calcext:value-type="float">
            <text:p>4</text:p>
          </table:table-cell>
          <table:table-cell table:formula="of:=(777+842)/2" office:value-type="float" office:value="809.5" calcext:value-type="float">
            <text:p>809.5</text:p>
          </table:table-cell>
          <table:table-cell table:formula="of:=[.W10]" office:value-type="float" office:value="1.5" calcext:value-type="float">
            <text:p>1.5</text:p>
          </table:table-cell>
          <table:table-cell office:value-type="float" office:value="575" calcext:value-type="float">
            <text:p>575</text:p>
          </table:table-cell>
          <table:table-cell table:formula="of:=[.Y10]" office:value-type="float" office:value="0.428571428571429" calcext:value-type="float">
            <text:p>0.428571428571429</text:p>
          </table:table-cell>
          <table:table-cell table:formula="of:=([.V11]+[.Y11]*[.$B$1])*(1-[.$B$2]+[.$B$2]*1.5)/([.W11]*(1-[.$B$4]))" office:value-type="float" office:value="629.748404516446" calcext:value-type="float">
            <text:p>629.748404516446</text:p>
          </table:table-cell>
          <table:table-cell table:formula="of:=([.V11]+[.Y11]*[.$B$1])*(1-[.$B$2]+[.$B$2]*1.5)/([.X11]*(1-[.$B$2]+[.$B$2]*0.4*[.$F$1]*0.2+[.$B$2]*(1-[.$F$1]*0.2)*1))" office:value-type="float" office:value="1.75113985393489" calcext:value-type="float">
            <text:p>1.75113985393489</text:p>
          </table:table-cell>
          <table:table-cell table:formula="of:=[.$B$5]/(1-[.W11]*(1-[.$B$4])/[.X11]*[.$B$3]/5)" office:value-type="float" office:value="10259.6128111339" calcext:value-type="float">
            <text:p>10259.6128111339</text:p>
          </table:table-cell>
          <table:table-cell table:formula="of:=[.AA11]*([.$B$5]+[.$B$3]*[.$B$5]/[.X11]*[.W11]*(1-[.$B$4])/5)" office:value-type="float" office:value="17954.5130589098" calcext:value-type="float">
            <text:p>17954.5130589098</text:p>
          </table:table-cell>
          <table:table-cell table:formula="of:=[.AB11]/[.X11]*[.W11]*(1-[.$B$4])/60" office:value-type="float" office:value="0.432688018556517" calcext:value-type="float">
            <text:p>0.432688018556517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(491+554)/2" office:value-type="float" office:value="522.5" calcext:value-type="float">
            <text:p>522.5</text:p>
          </table:table-cell>
          <table:table-cell table:formula="of:=[.C11]" office:value-type="float" office:value="2.5" calcext:value-type="float">
            <text:p>2.5</text:p>
          </table:table-cell>
          <table:table-cell office:value-type="float" office:value="275" calcext:value-type="float">
            <text:p>275</text:p>
          </table:table-cell>
          <table:table-cell table:formula="of:=[.E11]" office:value-type="float" office:value="0.714285714285714" calcext:value-type="float">
            <text:p>0.714285714285714</text:p>
          </table:table-cell>
          <table:table-cell table:formula="of:=([.B12]+[.E12]*[.$B$1])*(1-[.$B$2]+[.$B$2]*1.5)/([.C12]*(1-[.$B$4]))" office:value-type="float" office:value="263.287923416789" calcext:value-type="float">
            <text:p>263.287923416789</text:p>
          </table:table-cell>
          <table:table-cell table:formula="of:=([.B12]+[.E12]*[.$B$1])*(1-[.$B$2]+[.$B$2]*1.5)/([.D12]*(1-[.$B$2]+[.$B$2]*0.4*[.$F$1]*0.2+[.$B$2]*(1-[.$F$1]*0.2)*1))" office:value-type="float" office:value="2.55134151562723" calcext:value-type="float">
            <text:p>2.55134151562723</text:p>
          </table:table-cell>
          <table:table-cell table:formula="of:=[.$B$5]/(1-[.C12]*(1-[.$B$4])/[.D12]*[.$B$3]/5)" office:value-type="float" office:value="10967.0987038883" calcext:value-type="float">
            <text:p>10967.0987038883</text:p>
          </table:table-cell>
          <table:table-cell table:formula="of:=[.G12]*[.H12]" office:value-type="float" office:value="27980.8142292119" calcext:value-type="float">
            <text:p>27980.8142292119</text:p>
          </table:table-cell>
          <table:table-cell table:formula="of:=[.H12]/[.D12]*[.C12]*(1-[.$B$4])/60" office:value-type="float" office:value="1.61183117314722" calcext:value-type="float">
            <text:p>1.61183117314722</text:p>
          </table:table-cell>
          <table:table-cell table:formula="of:=[.K11]+1" office:value-type="float" office:value="5" calcext:value-type="float">
            <text:p>5</text:p>
          </table:table-cell>
          <table:table-cell table:formula="of:=(267+300)/2" office:value-type="float" office:value="283.5" calcext:value-type="float">
            <text:p>283.5</text:p>
          </table:table-cell>
          <table:table-cell table:formula="of:=[.M11]" office:value-type="float" office:value="1.5" calcext:value-type="float">
            <text:p>1.5</text:p>
          </table:table-cell>
          <table:table-cell office:value-type="float" office:value="115" calcext:value-type="float">
            <text:p>115</text:p>
          </table:table-cell>
          <table:table-cell table:formula="of:=[.O11]" office:value-type="float" office:value="0.428571428571429" calcext:value-type="float">
            <text:p>0.428571428571429</text:p>
          </table:table-cell>
          <table:table-cell table:formula="of:=([.L12]+[.O12]*[.$B$1])*(1-[.$B$2]+[.$B$2]*1.5)/([.M12]*(1-[.$B$4]))" office:value-type="float" office:value="241.122974963181" calcext:value-type="float">
            <text:p>241.122974963181</text:p>
          </table:table-cell>
          <table:table-cell table:formula="of:=([.L12]+[.O12]*[.$B$1])*(1-[.$B$2]+[.$B$2]*1.5)/([.N12]*(1-[.$B$2]+[.$B$2]*0.4*[.$F$1]*0.2+[.$B$2]*(1-[.$F$1]*0.2)*1))" office:value-type="float" office:value="3.35245034468637" calcext:value-type="float">
            <text:p>3.35245034468637</text:p>
          </table:table-cell>
          <table:table-cell table:formula="of:=[.$B$5]/(1-[.M12]*(1-[.$B$4])/[.N12]*[.$B$3]/5)" office:value-type="float" office:value="11448.4818317571" calcext:value-type="float">
            <text:p>11448.4818317571</text:p>
          </table:table-cell>
          <table:table-cell table:formula="of:=[.Q12]*[.R12]" office:value-type="float" office:value="38380.4668630097" calcext:value-type="float">
            <text:p>38380.4668630097</text:p>
          </table:table-cell>
          <table:table-cell table:formula="of:=[.R12]/[.N12]*[.M12]*(1-[.$B$4])/60" office:value-type="float" office:value="2.41413638626182" calcext:value-type="float">
            <text:p>2.41413638626182</text:p>
          </table:table-cell>
          <table:table-cell table:formula="of:=[.U11]+1" office:value-type="float" office:value="5" calcext:value-type="float">
            <text:p>5</text:p>
          </table:table-cell>
          <table:table-cell table:formula="of:=(913+988)/2" office:value-type="float" office:value="950.5" calcext:value-type="float">
            <text:p>950.5</text:p>
          </table:table-cell>
          <table:table-cell table:formula="of:=[.W11]" office:value-type="float" office:value="1.5" calcext:value-type="float">
            <text:p>1.5</text:p>
          </table:table-cell>
          <table:table-cell office:value-type="float" office:value="650" calcext:value-type="float">
            <text:p>650</text:p>
          </table:table-cell>
          <table:table-cell table:formula="of:=[.Y11]" office:value-type="float" office:value="0.428571428571429" calcext:value-type="float">
            <text:p>0.428571428571429</text:p>
          </table:table-cell>
          <table:table-cell table:formula="of:=([.V12]+[.Y12]*[.$B$1])*(1-[.$B$2]+[.$B$2]*1.5)/([.W12]*(1-[.$B$4]))" office:value-type="float" office:value="733.923662248405" calcext:value-type="float">
            <text:p>733.923662248405</text:p>
          </table:table-cell>
          <table:table-cell table:formula="of:=([.V12]+[.Y12]*[.$B$1])*(1-[.$B$2]+[.$B$2]*1.5)/([.X12]*(1-[.$B$2]+[.$B$2]*0.4*[.$F$1]*0.2+[.$B$2]*(1-[.$F$1]*0.2)*1))" office:value-type="float" office:value="1.8053405385823" calcext:value-type="float">
            <text:p>1.8053405385823</text:p>
          </table:table-cell>
          <table:table-cell table:formula="of:=[.$B$5]/(1-[.W12]*(1-[.$B$4])/[.X12]*[.$B$3]/5)" office:value-type="float" office:value="10228.9715949327" calcext:value-type="float">
            <text:p>10228.9715949327</text:p>
          </table:table-cell>
          <table:table-cell table:formula="of:=[.AA12]*([.$B$5]+[.$B$3]*[.$B$5]/[.X12]*[.W12]*(1-[.$B$4])/5)" office:value-type="float" office:value="18457.5239217672" calcext:value-type="float">
            <text:p>18457.5239217672</text:p>
          </table:table-cell>
          <table:table-cell table:formula="of:=[.AB12]/[.X12]*[.W12]*(1-[.$B$4])/60" office:value-type="float" office:value="0.381619324887875" calcext:value-type="float">
            <text:p>0.381619324887875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(698+781)/2" office:value-type="float" office:value="739.5" calcext:value-type="float">
            <text:p>739.5</text:p>
          </table:table-cell>
          <table:table-cell table:formula="of:=[.C12]" office:value-type="float" office:value="2.5" calcext:value-type="float">
            <text:p>2.5</text:p>
          </table:table-cell>
          <table:table-cell office:value-type="float" office:value="365" calcext:value-type="float">
            <text:p>365</text:p>
          </table:table-cell>
          <table:table-cell table:formula="of:=[.E12]" office:value-type="float" office:value="0.714285714285714" calcext:value-type="float">
            <text:p>0.714285714285714</text:p>
          </table:table-cell>
          <table:table-cell table:formula="of:=([.B13]+[.E13]*[.$B$1])*(1-[.$B$2]+[.$B$2]*1.5)/([.C13]*(1-[.$B$4]))" office:value-type="float" office:value="359.483799705449" calcext:value-type="float">
            <text:p>359.483799705449</text:p>
          </table:table-cell>
          <table:table-cell table:formula="of:=([.B13]+[.E13]*[.$B$1])*(1-[.$B$2]+[.$B$2]*1.5)/([.D13]*(1-[.$B$2]+[.$B$2]*0.4*[.$F$1]*0.2+[.$B$2]*(1-[.$F$1]*0.2)*1))" office:value-type="float" office:value="2.62456183737984" calcext:value-type="float">
            <text:p>2.62456183737984</text:p>
          </table:table-cell>
          <table:table-cell table:formula="of:=[.$B$5]/(1-[.C13]*(1-[.$B$4])/[.D13]*[.$B$3]/5)" office:value-type="float" office:value="10711.6654438738" calcext:value-type="float">
            <text:p>10711.6654438738</text:p>
          </table:table-cell>
          <table:table-cell table:formula="of:=[.G13]*[.H13]" office:value-type="float" office:value="28113.4283387716" calcext:value-type="float">
            <text:p>28113.4283387716</text:p>
          </table:table-cell>
          <table:table-cell table:formula="of:=[.H13]/[.D13]*[.C13]*(1-[.$B$4])/60" office:value-type="float" office:value="1.18610907312301" calcext:value-type="float">
            <text:p>1.18610907312301</text:p>
          </table:table-cell>
          <table:table-cell table:formula="of:=[.K12]+1" office:value-type="float" office:value="6" calcext:value-type="float">
            <text:p>6</text:p>
          </table:table-cell>
          <table:table-cell table:formula="of:=(343+384)/2" office:value-type="float" office:value="363.5" calcext:value-type="float">
            <text:p>363.5</text:p>
          </table:table-cell>
          <table:table-cell table:formula="of:=[.M12]" office:value-type="float" office:value="1.5" calcext:value-type="float">
            <text:p>1.5</text:p>
          </table:table-cell>
          <table:table-cell office:value-type="float" office:value="140" calcext:value-type="float">
            <text:p>140</text:p>
          </table:table-cell>
          <table:table-cell table:formula="of:=[.O12]" office:value-type="float" office:value="0.428571428571429" calcext:value-type="float">
            <text:p>0.428571428571429</text:p>
          </table:table-cell>
          <table:table-cell table:formula="of:=([.L13]+[.O13]*[.$B$1])*(1-[.$B$2]+[.$B$2]*1.5)/([.M13]*(1-[.$B$4]))" office:value-type="float" office:value="300.229504172803" calcext:value-type="float">
            <text:p>300.229504172803</text:p>
          </table:table-cell>
          <table:table-cell table:formula="of:=([.L13]+[.O13]*[.$B$1])*(1-[.$B$2]+[.$B$2]*1.5)/([.N13]*(1-[.$B$2]+[.$B$2]*0.4*[.$F$1]*0.2+[.$B$2]*(1-[.$F$1]*0.2)*1))" office:value-type="float" office:value="3.42883774388876" calcext:value-type="float">
            <text:p>3.42883774388876</text:p>
          </table:table-cell>
          <table:table-cell table:formula="of:=[.$B$5]/(1-[.M13]*(1-[.$B$4])/[.N13]*[.$B$3]/5)" office:value-type="float" office:value="11159.8246313272" calcext:value-type="float">
            <text:p>11159.8246313272</text:p>
          </table:table-cell>
          <table:table-cell table:formula="of:=[.Q13]*[.R13]" office:value-type="float" office:value="38265.2279110743" calcext:value-type="float">
            <text:p>38265.2279110743</text:p>
          </table:table-cell>
          <table:table-cell table:formula="of:=[.R13]/[.N13]*[.M13]*(1-[.$B$4])/60" office:value-type="float" office:value="1.93304105221204" calcext:value-type="float">
            <text:p>1.93304105221204</text:p>
          </table:table-cell>
          <table:table-cell table:number-columns-repeated="1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(945+1054)/2" office:value-type="float" office:value="999.5" calcext:value-type="float">
            <text:p>999.5</text:p>
          </table:table-cell>
          <table:table-cell table:formula="of:=[.C13]" office:value-type="float" office:value="2.5" calcext:value-type="float">
            <text:p>2.5</text:p>
          </table:table-cell>
          <table:table-cell office:value-type="float" office:value="465" calcext:value-type="float">
            <text:p>465</text:p>
          </table:table-cell>
          <table:table-cell table:formula="of:=[.E13]" office:value-type="float" office:value="0.714285714285714" calcext:value-type="float">
            <text:p>0.714285714285714</text:p>
          </table:table-cell>
          <table:table-cell table:formula="of:=([.B14]+[.E14]*[.$B$1])*(1-[.$B$2]+[.$B$2]*1.5)/([.C14]*(1-[.$B$4]))" office:value-type="float" office:value="474.741531664212" calcext:value-type="float">
            <text:p>474.741531664212</text:p>
          </table:table-cell>
          <table:table-cell table:formula="of:=([.B14]+[.E14]*[.$B$1])*(1-[.$B$2]+[.$B$2]*1.5)/([.D14]*(1-[.$B$2]+[.$B$2]*0.4*[.$F$1]*0.2+[.$B$2]*(1-[.$F$1]*0.2)*1))" office:value-type="float" office:value="2.72066221029355" calcext:value-type="float">
            <text:p>2.72066221029355</text:p>
          </table:table-cell>
          <table:table-cell table:formula="of:=[.$B$5]/(1-[.C14]*(1-[.$B$4])/[.D14]*[.$B$3]/5)" office:value-type="float" office:value="10550.1985252411" calcext:value-type="float">
            <text:p>10550.1985252411</text:p>
          </table:table-cell>
          <table:table-cell table:formula="of:=[.G14]*[.H14]" office:value-type="float" office:value="28703.5264387181" calcext:value-type="float">
            <text:p>28703.5264387181</text:p>
          </table:table-cell>
          <table:table-cell table:formula="of:=[.H14]/[.D14]*[.C14]*(1-[.$B$4])/60" office:value-type="float" office:value="0.916997542068444" calcext:value-type="float">
            <text:p>0.916997542068444</text:p>
          </table:table-cell>
          <table:table-cell table:formula="of:=[.K13]+1" office:value-type="float" office:value="7" calcext:value-type="float">
            <text:p>7</text:p>
          </table:table-cell>
          <table:table-cell table:formula="of:=(448+503)/2" office:value-type="float" office:value="475.5" calcext:value-type="float">
            <text:p>475.5</text:p>
          </table:table-cell>
          <table:table-cell table:formula="of:=[.M13]" office:value-type="float" office:value="1.5" calcext:value-type="float">
            <text:p>1.5</text:p>
          </table:table-cell>
          <table:table-cell office:value-type="float" office:value="180" calcext:value-type="float">
            <text:p>180</text:p>
          </table:table-cell>
          <table:table-cell table:formula="of:=[.O13]" office:value-type="float" office:value="0.428571428571429" calcext:value-type="float">
            <text:p>0.428571428571429</text:p>
          </table:table-cell>
          <table:table-cell table:formula="of:=([.L14]+[.O14]*[.$B$1])*(1-[.$B$2]+[.$B$2]*1.5)/([.M14]*(1-[.$B$4]))" office:value-type="float" office:value="382.978645066274" calcext:value-type="float">
            <text:p>382.978645066274</text:p>
          </table:table-cell>
          <table:table-cell table:formula="of:=([.L14]+[.O14]*[.$B$1])*(1-[.$B$2]+[.$B$2]*1.5)/([.N14]*(1-[.$B$2]+[.$B$2]*0.4*[.$F$1]*0.2+[.$B$2]*(1-[.$F$1]*0.2)*1))" office:value-type="float" office:value="3.40191653584511" calcext:value-type="float">
            <text:p>3.40191653584511</text:p>
          </table:table-cell>
          <table:table-cell table:formula="of:=[.$B$5]/(1-[.M14]*(1-[.$B$4])/[.N14]*[.$B$3]/5)" office:value-type="float" office:value="10879.4197642792" calcext:value-type="float">
            <text:p>10879.4197642792</text:p>
          </table:table-cell>
          <table:table-cell table:formula="of:=[.Q14]*[.R14]" office:value-type="float" office:value="37010.8779965016" calcext:value-type="float">
            <text:p>37010.8779965016</text:p>
          </table:table-cell>
          <table:table-cell table:formula="of:=[.R14]/[.N14]*[.M14]*(1-[.$B$4])/60" office:value-type="float" office:value="1.46569960713206" calcext:value-type="float">
            <text:p>1.46569960713206</text:p>
          </table:table-cell>
          <table:table-cell table:number-columns-repeated="1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(1246+1389)/2" office:value-type="float" office:value="1317.5" calcext:value-type="float">
            <text:p>1317.5</text:p>
          </table:table-cell>
          <table:table-cell table:formula="of:=[.C14]" office:value-type="float" office:value="2.5" calcext:value-type="float">
            <text:p>2.5</text:p>
          </table:table-cell>
          <table:table-cell office:value-type="float" office:value="580" calcext:value-type="float">
            <text:p>580</text:p>
          </table:table-cell>
          <table:table-cell table:formula="of:=[.E14]" office:value-type="float" office:value="0.714285714285714" calcext:value-type="float">
            <text:p>0.714285714285714</text:p>
          </table:table-cell>
          <table:table-cell table:formula="of:=([.B15]+[.E15]*[.$B$1])*(1-[.$B$2]+[.$B$2]*1.5)/([.C15]*(1-[.$B$4]))" office:value-type="float" office:value="615.710603829161" calcext:value-type="float">
            <text:p>615.710603829161</text:p>
          </table:table-cell>
          <table:table-cell table:formula="of:=([.B15]+[.E15]*[.$B$1])*(1-[.$B$2]+[.$B$2]*1.5)/([.D15]*(1-[.$B$2]+[.$B$2]*0.4*[.$F$1]*0.2+[.$B$2]*(1-[.$F$1]*0.2)*1))" office:value-type="float" office:value="2.82890908352731" calcext:value-type="float">
            <text:p>2.82890908352731</text:p>
          </table:table-cell>
          <table:table-cell table:formula="of:=[.$B$5]/(1-[.C15]*(1-[.$B$4])/[.D15]*[.$B$3]/5)" office:value-type="float" office:value="10436.3472784525" calcext:value-type="float">
            <text:p>10436.3472784525</text:p>
          </table:table-cell>
          <table:table-cell table:formula="of:=[.G15]*[.H15]" office:value-type="float" office:value="29523.4776148599" calcext:value-type="float">
            <text:p>29523.4776148599</text:p>
          </table:table-cell>
          <table:table-cell table:formula="of:=[.H15]/[.D15]*[.C15]*(1-[.$B$4])/60" office:value-type="float" office:value="0.727245464087569" calcext:value-type="float">
            <text:p>0.727245464087569</text:p>
          </table:table-cell>
          <table:table-cell table:number-columns-repeated="2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(1590+1771)/2" office:value-type="float" office:value="1680.5" calcext:value-type="float">
            <text:p>1680.5</text:p>
          </table:table-cell>
          <table:table-cell table:formula="of:=[.C15]" office:value-type="float" office:value="2.5" calcext:value-type="float">
            <text:p>2.5</text:p>
          </table:table-cell>
          <table:table-cell office:value-type="float" office:value="660" calcext:value-type="float">
            <text:p>660</text:p>
          </table:table-cell>
          <table:table-cell table:formula="of:=[.E15]" office:value-type="float" office:value="0.714285714285714" calcext:value-type="float">
            <text:p>0.714285714285714</text:p>
          </table:table-cell>
          <table:table-cell table:formula="of:=([.B16]+[.E16]*[.$B$1])*(1-[.$B$2]+[.$B$2]*1.5)/([.C16]*(1-[.$B$4]))" office:value-type="float" office:value="776.628129602356" calcext:value-type="float">
            <text:p>776.628129602356</text:p>
          </table:table-cell>
          <table:table-cell table:formula="of:=([.B16]+[.E16]*[.$B$1])*(1-[.$B$2]+[.$B$2]*1.5)/([.D16]*(1-[.$B$2]+[.$B$2]*0.4*[.$F$1]*0.2+[.$B$2]*(1-[.$F$1]*0.2)*1))" office:value-type="float" office:value="3.135736287522" calcext:value-type="float">
            <text:p>3.135736287522</text:p>
          </table:table-cell>
          <table:table-cell table:formula="of:=[.$B$5]/(1-[.C16]*(1-[.$B$4])/[.D16]*[.$B$3]/5)" office:value-type="float" office:value="10381.4392449862" calcext:value-type="float">
            <text:p>10381.4392449862</text:p>
          </table:table-cell>
          <table:table-cell table:formula="of:=[.G16]*[.H16]" office:value-type="float" office:value="32553.4557572084" calcext:value-type="float">
            <text:p>32553.4557572084</text:p>
          </table:table-cell>
          <table:table-cell table:formula="of:=[.H16]/[.D16]*[.C16]*(1-[.$B$4])/60" office:value-type="float" office:value="0.635732074977061" calcext:value-type="float">
            <text:p>0.635732074977061</text:p>
          </table:table-cell>
          <table:table-cell table:number-columns-repeated="2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(1741+1940)/2" office:value-type="float" office:value="1840.5" calcext:value-type="float">
            <text:p>1840.5</text:p>
          </table:table-cell>
          <table:table-cell table:formula="of:=[.C16]" office:value-type="float" office:value="2.5" calcext:value-type="float">
            <text:p>2.5</text:p>
          </table:table-cell>
          <table:table-cell office:value-type="float" office:value="710" calcext:value-type="float">
            <text:p>710</text:p>
          </table:table-cell>
          <table:table-cell table:formula="of:=[.E16]" office:value-type="float" office:value="0.714285714285714" calcext:value-type="float">
            <text:p>0.714285714285714</text:p>
          </table:table-cell>
          <table:table-cell table:formula="of:=([.B17]+[.E17]*[.$B$1])*(1-[.$B$2]+[.$B$2]*1.5)/([.C17]*(1-[.$B$4]))" office:value-type="float" office:value="847.555964653903" calcext:value-type="float">
            <text:p>847.555964653903</text:p>
          </table:table-cell>
          <table:table-cell table:formula="of:=([.B17]+[.E17]*[.$B$1])*(1-[.$B$2]+[.$B$2]*1.5)/([.D17]*(1-[.$B$2]+[.$B$2]*0.4*[.$F$1]*0.2+[.$B$2]*(1-[.$F$1]*0.2)*1))" office:value-type="float" office:value="3.18112244897959" calcext:value-type="float">
            <text:p>3.18112244897959</text:p>
          </table:table-cell>
          <table:table-cell table:formula="of:=[.$B$5]/(1-[.C17]*(1-[.$B$4])/[.D17]*[.$B$3]/5)" office:value-type="float" office:value="10353.6274152388" calcext:value-type="float">
            <text:p>10353.6274152388</text:p>
          </table:table-cell>
          <table:table-cell table:formula="of:=[.G17]*[.H17]" office:value-type="float" office:value="32936.1565989867" calcext:value-type="float">
            <text:p>32936.1565989867</text:p>
          </table:table-cell>
          <table:table-cell table:formula="of:=[.H17]/[.D17]*[.C17]*(1-[.$B$4])/60" office:value-type="float" office:value="0.589379025397983" calcext:value-type="float">
            <text:p>0.589379025397983</text:p>
          </table:table-cell>
          <table:table-cell table:number-columns-repeated="2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(2196+2447)/2" office:value-type="float" office:value="2321.5" calcext:value-type="float">
            <text:p>2321.5</text:p>
          </table:table-cell>
          <table:table-cell table:formula="of:=[.C17]" office:value-type="float" office:value="2.5" calcext:value-type="float">
            <text:p>2.5</text:p>
          </table:table-cell>
          <table:table-cell office:value-type="float" office:value="840" calcext:value-type="float">
            <text:p>840</text:p>
          </table:table-cell>
          <table:table-cell table:formula="of:=[.E17]" office:value-type="float" office:value="0.714285714285714" calcext:value-type="float">
            <text:p>0.714285714285714</text:p>
          </table:table-cell>
          <table:table-cell table:formula="of:=([.B18]+[.E18]*[.$B$1])*(1-[.$B$2]+[.$B$2]*1.5)/([.C18]*(1-[.$B$4]))" office:value-type="float" office:value="1060.78276877761" calcext:value-type="float">
            <text:p>1060.78276877761</text:p>
          </table:table-cell>
          <table:table-cell table:formula="of:=([.B18]+[.E18]*[.$B$1])*(1-[.$B$2]+[.$B$2]*1.5)/([.D18]*(1-[.$B$2]+[.$B$2]*0.4*[.$F$1]*0.2+[.$B$2]*(1-[.$F$1]*0.2)*1))" office:value-type="float" office:value="3.36525145772595" calcext:value-type="float">
            <text:p>3.36525145772595</text:p>
          </table:table-cell>
          <table:table-cell table:formula="of:=[.$B$5]/(1-[.C18]*(1-[.$B$4])/[.D18]*[.$B$3]/5)" office:value-type="float" office:value="10297.2724486669" calcext:value-type="float">
            <text:p>10297.2724486669</text:p>
          </table:table-cell>
          <table:table-cell table:formula="of:=[.G18]*[.H18]" office:value-type="float" office:value="34652.9111184774" calcext:value-type="float">
            <text:p>34652.9111184774</text:p>
          </table:table-cell>
          <table:table-cell table:formula="of:=[.H18]/[.D18]*[.C18]*(1-[.$B$4])/60" office:value-type="float" office:value="0.495454081111452" calcext:value-type="float">
            <text:p>0.495454081111452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4T03:36:53.284465541</meta:creation-date>
    <dc:date>2020-05-14T06:02:11.072672413</dc:date>
    <meta:editing-duration>PT1H23M34S</meta:editing-duration>
    <meta:editing-cycles>17</meta:editing-cycles>
    <meta:generator>LibreOffice/6.3.5.2$Linux_X86_64 LibreOffice_project/30$Build-2</meta:generator>
    <meta:document-statistic meta:table-count="1" meta:cell-count="275" meta:object-count="0"/>
  </office:meta>
</office:document-meta>
</file>